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20145833333333cm"/>
    </style:style>
    <style:style style:name="co4" style:family="table-column">
      <style:table-column-properties fo:break-before="auto" style:column-width="3.70416666666667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016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Organization</text:p>
          </table:table-cell>
          <table:table-cell office:value-type="string" table:style-name="ce2">
            <text:p>Zip Code</text:p>
          </table:table-cell>
          <table:table-cell office:value-type="string" table:style-name="ce2">
            <text:p>Waiver</text:p>
          </table:table-cell>
          <table:table-cell office:value-type="string" table:style-name="ce2">
            <text:p>Private Pay</text:p>
          </table:table-cell>
          <table:table-cell office:value-type="string" table:style-name="ce2">
            <text:p>Tuition</text:p>
          </table:table-cell>
          <table:table-cell office:value-type="string" table:style-name="ce2">
            <text:p>Toilet Assistance</text:p>
          </table:table-cell>
          <table:table-cell office:value-type="string" table:style-name="ce2">
            <text:p>Medicine Dispense</text:p>
          </table:table-cell>
          <table:table-cell office:value-type="string" table:style-name="ce2">
            <text:p>Behavior Support</text:p>
          </table:table-cell>
          <table:table-cell office:value-type="string" table:style-name="ce2">
            <text:p>College</text:p>
          </table:table-cell>
          <table:table-cell office:value-type="string" table:style-name="ce2">
            <text:p>Job Training</text:p>
          </table:table-cell>
          <table:table-cell office:value-type="string" table:style-name="ce2">
            <text:p>Life Skills</text:p>
          </table:table-cell>
          <table:table-cell table:number-columns-repeated="16373" table:style-name="ce2"/>
        </table:table-row>
        <table:table-row table:style-name="ro2">
          <table:table-cell office:value-type="string" table:style-name="ce1">
            <text:p>UMKC Propel</text:p>
          </table:table-cell>
          <table:table-cell office:value-type="float" office:value="64110" table:style-name="ce1">
            <text:p>6411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UCM Thrive</text:p>
          </table:table-cell>
          <table:table-cell office:value-type="float" office:value="64093" table:style-name="ce1">
            <text:p>6409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KU</text:p>
          </table:table-cell>
          <table:table-cell office:value-type="float" office:value="66045" table:style-name="ce1">
            <text:p>6604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MU</text:p>
          </table:table-cell>
          <table:table-cell office:value-type="float" office:value="65211" table:style-name="ce1">
            <text:p>6521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Missouri Mentor</text:p>
          </table:table-cell>
          <table:table-cell office:value-type="float" office:value="64012" table:style-name="ce1">
            <text:p>6401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Job One</text:p>
          </table:table-cell>
          <table:table-cell office:value-type="float" office:value="64056" table:style-name="ce1">
            <text:p>64056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Farmer’s House</text:p>
          </table:table-cell>
          <table:table-cell office:value-type="float" office:value="64098" table:style-name="ce1">
            <text:p>6409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outheast Enterprises</text:p>
          </table:table-cell>
          <table:table-cell office:value-type="float" office:value="64133" table:style-name="ce1">
            <text:p>64133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Goodwill Industries</text:p>
          </table:table-cell>
          <table:table-cell office:value-type="float" office:value="64108" table:style-name="ce1">
            <text:p>64108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Ability KC</text:p>
          </table:table-cell>
          <table:table-cell office:value-type="float" office:value="64111" table:style-name="ce1">
            <text:p>64111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Imagine That</text:p>
          </table:table-cell>
          <table:table-cell office:value-type="float" office:value="64108" table:style-name="ce1">
            <text:p>64108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lue Valley Industries</text:p>
          </table:table-cell>
          <table:table-cell office:value-type="float" office:value="64127" table:style-name="ce1">
            <text:p>64127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Developing Potential</text:p>
          </table:table-cell>
          <table:table-cell office:value-type="float" office:value="64127" table:style-name="ce1">
            <text:p>64127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Rainbow Center</text:p>
          </table:table-cell>
          <table:table-cell office:value-type="float" office:value="64015" table:style-name="ce1">
            <text:p>64015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herwood Center</text:p>
          </table:table-cell>
          <table:table-cell office:value-type="float" office:value="64114" table:style-name="ce1">
            <text:p>64114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Life Unlimited</text:p>
          </table:table-cell>
          <table:table-cell office:value-type="float" office:value="64068" table:style-name="ce1">
            <text:p>64068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73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pavan kumar chongala</dc:creator>
    <meta:creation-date>2019-04-04T21:18:39Z</meta:creation-date>
    <dc:date>2019-04-08T04:43:11Z</dc:date>
    <meta:editing-cycles>2</meta:editing-cycles>
    <meta:editing-duration>PT694S</meta:editing-duration>
  </office:meta>
</office:document-meta>
</file>